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3.175cm" svg:stroke-color="#000000" draw:marker-start-width="4.962cm" draw:marker-end-width="4.962cm" draw:stroke-linejoin="round" svg:stroke-linecap="round" draw:fill-color="#000000" draw:textarea-vertical-align="middle" fo:padding-top="1.712cm" fo:padding-bottom="1.712cm" fo:padding-left="1.837cm" fo:padding-right="1.837cm"/>
    </style:style>
    <style:style style:name="P1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g>
          <draw:g>
            <draw:polygon draw:style-name="gr1" draw:text-style-name="P1" draw:layer="layout" svg:width="20.319cm" svg:height="10.603cm" draw:transform="rotate (-3.14159265358979) translate (22.542cm 23.495cm)" svg:viewBox="0 0 20320 10604" draw:points="17423,7953 20320,0 0,10604">
              <text:p/>
            </draw:polygon>
            <draw:polygon draw:style-name="gr1" draw:text-style-name="P1" draw:layer="layout" svg:width="20.319cm" svg:height="10.603cm" svg:x="2.222cm" svg:y="2.222cm" svg:viewBox="0 0 20320 10604" draw:points="2897,7953 0,0 20320,10604">
              <text:p/>
            </draw:polygon>
          </draw:g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1-30T16:32:29.365962805</meta:creation-date>
    <dc:date>2022-01-30T17:06:55.614180134</dc:date>
    <meta:editing-duration>PT9M28S</meta:editing-duration>
    <meta:editing-cycles>2</meta:editing-cycles>
    <meta:generator>LibreOffice/7.3.0.2$Linux_X86_64 LibreOffice_project/30$Build-2</meta:generator>
    <meta:document-statistic meta:object-count="4"/>
  </office:meta>
</office:document-meta>
</file>